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gestrichelt2_20__28_variabel_29_" svg:stroke-width="0.05cm" svg:stroke-color="#009900" draw:marker-start-width="0.275cm" draw:marker-end-width="0.275cm" draw:fill="solid" draw:fill-color="#99ff66" draw:opacity="100%" draw:textarea-horizontal-align="justify" draw:textarea-vertical-align="middle" draw:auto-grow-height="false" fo:min-height="1.6cm" fo:min-width="7.55cm" fo:padding-top="0.15cm" fo:padding-bottom="0.15cm" fo:padding-left="0.275cm" fo:padding-right="0.275cm" draw:shadow-opacity="100%"/>
    </style:style>
    <style:style style:name="gr2" style:family="graphic" style:parent-style-name="standard">
      <style:graphic-properties draw:stroke="dash" draw:stroke-dash="gestrichelt2_20__28_variabel_29_" svg:stroke-width="0.05cm" svg:stroke-color="#ff6633" draw:marker-start-width="0.275cm" draw:marker-end-width="0.275cm" draw:fill="solid" draw:fill-color="#ffcc99" draw:opacity="100%" draw:textarea-horizontal-align="justify" draw:textarea-vertical-align="middle" draw:auto-grow-height="false" fo:min-height="2.7cm" fo:min-width="8.35cm" fo:padding-top="0.15cm" fo:padding-bottom="0.15cm" fo:padding-left="0.275cm" fo:padding-right="0.275cm" draw:shadow-opacity="100%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.9cm" fo:min-width="2.6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.7cm" fo:min-width="2.4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.7cm" fo:min-width="2.4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gestrichelt2_20__28_variabel_29_" svg:stroke-width="0.05cm" svg:stroke-color="#cccc00" draw:marker-start-width="0.275cm" draw:marker-end-width="0.275cm" draw:fill="solid" draw:fill-color="#ffff99" draw:opacity="100%" draw:textarea-horizontal-align="justify" draw:textarea-vertical-align="middle" draw:auto-grow-height="false" fo:min-height="2.7cm" fo:min-width="4.45cm" fo:padding-top="0.15cm" fo:padding-bottom="0.15cm" fo:padding-left="0.275cm" fo:padding-right="0.275cm" draw:shadow-opacity="100%"/>
    </style:style>
    <style:style style:name="gr8" style:family="graphic" style:parent-style-name="worker">
      <style:graphic-properties draw:fill="solid" draw:fill-color="#ffffff" fo:min-height="0.1cm" fo:min-width="0cm"/>
    </style:style>
    <style:style style:name="gr9" style:family="graphic" style:parent-style-name="worker">
      <style:graphic-properties draw:fill="solid" draw:fill-color="#ffffff" fo:min-height="0.7cm" fo:min-width="2.45cm"/>
    </style:style>
    <style:style style:name="gr10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.712cm" fo:min-width="2.473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.7cm" fo:min-width="0.25cm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000000" draw:marker-start="" draw:marker-start-width="0.275cm" draw:marker-end="Arrow_20_concave" draw:marker-end-width="0.3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marker-start-width="0.275cm" draw:marker-end="Arrow_20_concave" draw:marker-end-width="0.3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draw:marker-start="Arrow" draw:marker-start-width="0.375cm" draw:marker-end="Arrow_20_concave" draw:marker-end-width="0.37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draw:marker-start="Arrow_20_concave" draw:marker-start-width="0.375cm" draw:marker-end="Arrow_20_concave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1cm" svg:height="1.9cm" svg:x="5.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9cm" svg:height="3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.2cm" svg:height="1.2cm" svg:x="6.9cm" svg:y="4.9cm">
          <draw:glue-point draw:id="8" svg:x="5.081cm" svg:y="-5.208cm"/>
          <draw:glue-point draw:id="9" svg:x="5cm" svg:y="-2.5cm"/>
          <draw:glue-point draw:id="10" svg:x="5cm" svg:y="2.5cm"/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5" draw:id="id5" draw:layer="layout" svg:width="3cm" svg:height="1cm" svg:x="7cm" svg:y="5cm">
          <draw:glue-point draw:id="8" svg:x="-1.666cm" svg:y="5cm" draw:escape-direction="down"/>
          <draw:glue-point draw:id="9" svg:x="1.666cm" svg:y="5cm" draw:escape-direction="down"/>
          <text:p text:style-name="P1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7" draw:id="id7" draw:layer="layout" svg:width="3cm" svg:height="1cm" svg:x="1cm" svg:y="5cm">
          <draw:glue-point draw:id="8" svg:x="5cm" svg:y="2cm"/>
          <draw:glue-point draw:id="9" svg:x="5cm" svg:y="-2cm"/>
          <text:p text:style-name="P1">proxy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3" draw:id="id3">
          <draw:custom-shape draw:style-name="gr5" draw:text-style-name="P1" draw:layer="layout" svg:width="3cm" svg:height="1cm" svg:x="2.1cm" svg:y="1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3cm" svg:height="1cm" svg:x="2cm" svg:y="1.5cm">
            <text:p text:style-name="P1">mediafiles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6" draw:text-style-name="P1" xml:id="id10" draw:id="id10" draw:layer="layout" svg:width="3cm" svg:height="1cm" svg:x="12.95cm" svg:y="5cm">
          <draw:glue-point draw:id="8" svg:x="2.333cm" svg:y="5cm"/>
          <draw:glue-point draw:id="9" svg:x="-2.666cm" svg:y="5cm"/>
          <text:p text:style-name="P1">bro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5cm" svg:height="3cm" svg:x="12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8" draw:layer="layout" svg:width="0.4cm" svg:height="0.4cm" svg:x="13.4cm" svg:y="1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layer="layout" svg:width="3cm" svg:height="1cm" svg:x="13.5cm" svg:y="1.5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8" draw:layer="layout" svg:width="0.4cm" svg:height="0.4cm" svg:x="12.9cm" svg:y="1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layer="layout" svg:width="3cm" svg:height="1cm" svg:x="13cm" svg:y="2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1" draw:id="id1">
          <draw:custom-shape draw:style-name="gr8" draw:layer="layout" svg:width="0.4cm" svg:height="0.4cm" svg:x="12.4cm" svg:y="2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layer="layout" svg:width="3cm" svg:height="1cm" svg:x="12.5cm" svg:y="2.5cm">
            <text:p>worker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line draw:style-name="Connector" draw:layer="layout" svg:x1="20cm" svg:y1="5.6cm" svg:x2="20cm" svg:y2="5.6cm">
          <text:p/>
        </draw:line>
        <draw:g xml:id="id9" draw:id="id9">
          <draw:custom-shape draw:style-name="gr3" draw:text-style-name="P1" draw:layer="layout" svg:width="3.2cm" svg:height="1.2cm" svg:x="0.9cm" svg:y="7.38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0" draw:text-style-name="P1" draw:layer="layout" svg:width="3.023cm" svg:height="1.012cm" svg:x="0.977cm" svg:y="7.472cm">
            <text:p text:style-name="P1">client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2" draw:id="id2">
          <draw:custom-shape draw:style-name="gr11" draw:text-style-name="P1" draw:layer="layout" svg:width="0.8cm" svg:height="1cm" svg:x="6.1cm" svg:y="2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" draw:layer="layout" svg:width="0.8cm" svg:height="1cm" svg:x="7.1cm" svg:y="2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" draw:layer="layout" svg:width="0.8cm" svg:height="1cm" svg:x="8.1cm" svg:y="2.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3cm" svg:height="1cm" svg:x="6cm" svg:y="2.6cm">
            <draw:glue-point draw:id="8" svg:x="-5cm" svg:y="2cm"/>
            <draw:glue-point draw:id="9" svg:x="-5cm" svg:y="-2cm"/>
            <text:p text:style-name="P1">database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12" draw:text-style-name="P1" draw:layer="layout" draw:line-skew="0.3cm" svg:x1="12.4cm" svg:y1="2.95cm" svg:x2="9cm" svg:y2="3.05cm" draw:start-shape="id1" draw:start-glue-point="3" draw:end-shape="id2" svg:d="M12400 2950h-1400v100h-2000" svg:viewBox="0 0 3401 101">
          <text:p/>
        </draw:connector>
        <draw:connector draw:style-name="gr12" draw:text-style-name="P1" draw:layer="layout" draw:line-skew="2.25cm" svg:x1="12.4cm" svg:y1="2.95cm" svg:x2="5.1cm" svg:y2="1.95cm" draw:start-shape="id1" draw:start-glue-point="3" draw:end-shape="id3" draw:end-glue-point="1" svg:d="M12400 2950h-1400v-1000h-5900" svg:viewBox="0 0 7301 1001">
          <text:p/>
        </draw:connector>
        <draw:g xml:id="id4" draw:id="id4">
          <draw:custom-shape draw:style-name="gr11" draw:text-style-name="P1" draw:layer="layout" svg:width="0.8cm" svg:height="1cm" svg:x="6.099cm" svg:y="7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" draw:layer="layout" svg:width="0.8cm" svg:height="1cm" svg:x="7.099cm" svg:y="7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" draw:layer="layout" svg:width="0.8cm" svg:height="1cm" svg:x="8.099cm" svg:y="7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cm" svg:height="1cm" svg:x="5.999cm" svg:y="7.5cm">
            <draw:glue-point draw:id="8" svg:x="-5cm" svg:y="2cm"/>
            <draw:glue-point draw:id="9" svg:x="-5cm" svg:y="-2cm"/>
            <text:p text:style-name="P2"><text:span text:style-name="T1">SpaceWarp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6" draw:id="id6">
          <draw:custom-shape draw:style-name="gr11" draw:text-style-name="P1" draw:layer="layout" svg:width="0.8cm" svg:height="1cm" svg:x="10.1cm" svg:y="7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" draw:layer="layout" svg:width="0.8cm" svg:height="1cm" svg:x="11.1cm" svg:y="7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1" draw:text-style-name="P1" draw:layer="layout" svg:width="0.8cm" svg:height="1cm" svg:x="12.1cm" svg:y="7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cm" svg:height="1cm" svg:x="10cm" svg:y="7.5cm">
            <draw:glue-point draw:id="8" svg:x="-5cm" svg:y="2cm"/>
            <draw:glue-point draw:id="9" svg:x="-5cm" svg:y="-2cm"/>
            <text:p text:style-name="P2"><text:span text:style-name="T1">(MasterLens)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onnector draw:style-name="gr13" draw:text-style-name="P1" draw:layer="layout" svg:x1="7.499cm" svg:y1="7.4cm" svg:x2="8.001cm" svg:y2="6cm" draw:start-shape="id4" draw:start-glue-point="0" draw:end-shape="id5" draw:end-glue-point="8" svg:d="M7499 7400v-699h502v-701" svg:viewBox="0 0 503 1401">
          <text:p/>
        </draw:connector>
        <draw:connector draw:style-name="gr13" draw:text-style-name="P1" draw:layer="layout" svg:x1="11.5cm" svg:y1="7.4cm" svg:x2="8.999cm" svg:y2="6cm" draw:start-shape="id6" draw:start-glue-point="0" draw:end-shape="id5" draw:end-glue-point="9" svg:d="M11500 7400v-699h-2501v-701" svg:viewBox="0 0 2502 1401">
          <text:p/>
        </draw:connector>
        <draw:connector draw:style-name="gr14" draw:text-style-name="P1" draw:layer="layout" svg:x1="7.5cm" svg:y1="3.6cm" svg:x2="8.5cm" svg:y2="5cm" draw:start-shape="id2" draw:start-glue-point="2" draw:end-shape="id5" svg:d="M7500 3600v701h1000v699" svg:viewBox="0 0 1001 1401">
          <text:p/>
        </draw:connector>
        <draw:connector draw:style-name="gr15" draw:text-style-name="P1" draw:layer="layout" svg:x1="4cm" svg:y1="5.5cm" svg:x2="6.9cm" svg:y2="5.5cm" draw:start-shape="id7" draw:start-glue-point="7" draw:end-shape="id8" draw:end-glue-point="5" svg:d="M4000 5500h2900" svg:viewBox="0 0 2901 1">
          <text:p/>
        </draw:connector>
        <draw:connector draw:style-name="gr15" draw:text-style-name="P1" draw:layer="layout" svg:x1="2.5cm" svg:y1="6cm" svg:x2="2.5cm" svg:y2="7.384cm" draw:start-shape="id7" draw:start-glue-point="6" draw:end-shape="id9" svg:d="M2500 6000v1384" svg:viewBox="0 0 1 1385">
          <text:p/>
        </draw:connector>
        <draw:connector draw:style-name="gr13" draw:text-style-name="P1" draw:layer="layout" svg:x1="10cm" svg:y1="5.5cm" svg:x2="12.95cm" svg:y2="5.5cm" draw:start-shape="id5" draw:start-glue-point="7" draw:end-shape="id10" draw:end-glue-point="5" svg:d="M10000 5500h2950" svg:viewBox="0 0 2951 1">
          <text:p/>
        </draw:connector>
        <draw:connector draw:style-name="gr13" draw:text-style-name="P1" draw:layer="layout" svg:x1="14.45cm" svg:y1="5cm" svg:x2="13.95cm" svg:y2="3.5cm" draw:start-shape="id10" draw:start-glue-point="4" draw:end-shape="id1" draw:end-glue-point="2" svg:d="M14450 5000v-749h-500v-751" svg:viewBox="0 0 501 1501">
          <text:p/>
        </draw:connector>
        <draw:connector draw:style-name="gr13" draw:text-style-name="P1" draw:layer="layout" svg:x1="3.55cm" svg:y1="2.5cm" svg:x2="2.5cm" svg:y2="5cm" draw:start-shape="id3" draw:start-glue-point="2" draw:end-shape="id7" svg:d="M3550 2500v1251h-1050v1249" svg:viewBox="0 0 1051 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gestrichelt2_20__28_variabel_29_" draw:display-name="gestrichelt2 (variabel)" draw:style="rect" draw:dots1="1" draw:dots1-length="4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nector" style:family="graphic" style:parent-style-name="objectwithoutfill">
      <style:graphic-properties draw:stroke-dash="Dashed_20__28_var_29__20_1" draw:marker-start="Arrow" draw:marker-start-width="0.3cm" draw:marker-end="Arrow" draw:marker-end-width="0.3cm" draw:fill="solid" draw:fill-color="#ffffff" draw:fill-gradient-name="Gradient_20_7" draw:fill-hatch-name="Hatching_20_46" draw:fill-image-name="Bitmape_20_1" draw:fill-image-width="0cm" draw:fill-image-height="0cm" draw:textarea-vertical-align="middle"/>
      <style:paragraph-properties fo:text-align="center"/>
      <style:text-properties fo:font-size="14pt" style:font-size-asian="14pt" style:font-size-complex="14pt"/>
    </style:style>
    <style:style style:name="worker" style:family="graphic" style:parent-style-name="standard">
      <style:graphic-properties draw:stroke="solid" draw:stroke-dash="Dashed_20__28_var_29__20_1" svg:stroke-width="0.05cm" svg:stroke-color="#3465af" draw:marker-start-width="0.275cm" draw:marker-start-center="false" draw:marker-end-width="0.275cm" draw:marker-end-center="false" svg:stroke-opacity="100%" draw:stroke-linejoin="round" svg:stroke-linecap="butt" draw:fill-color="#ffffff" draw:secondary-fill-color="#99ccff" draw:fill-gradient-name="Gradient_20_7" draw:gradient-step-count="0" draw:fill-hatch-name="Hatching_20_46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worker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.003cm" fo:margin-left="0cm" fo:margin-right="0cm" fo:page-width="1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Küng</meta:initial-creator>
    <meta:creation-date>2013-09-06T17:22:44.894000000</meta:creation-date>
    <dc:date>2015-06-13T03:38:10.675220995</dc:date>
    <meta:editing-duration>PT20M7S</meta:editing-duration>
    <meta:editing-cycles>16</meta:editing-cycles>
    <meta:generator>LibreOffice/4.3.3.2$Linux_X86_64 LibreOffice_project/430m0$Build-2</meta:generator>
    <meta:document-statistic meta:object-count="48"/>
  </office:meta>
</office:document-meta>
</file>